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3.11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22cm" fo:min-width="2.87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3.76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27cm" fo:min-width="2.685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2.746cm" fo:min-width="3.258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1.603cm" fo:min-width="2.369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0.587cm" fo:min-width="0.718cm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style:font-name="CMU Concrete"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style:font-name="CMU Concrete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CMU Concrete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MU Concret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3" xml:id="id1" draw:id="id1" draw:layer="layout" svg:width="3.668cm" svg:height="1.778cm" svg:x="0.204cm" svg:y="0.72cm">
            <text:p text:style-name="P1"><text:span text:style-name="T1">Input Image</text:span></text:p>
            <text:list text:style-name="L1">
              <text:list-item>
                <text:p text:style-name="P1"><text:span text:style-name="T2">Gray-scale </text:span></text:p>
              </text:list-item>
              <text:list-item>
                <text:p text:style-name="P1"><text:span text:style-name="T2">RGB channel</text:span><text:span text:style-name="T2"><text:tab/></text:span></text:p>
              </text:list-item>
            </text:list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3.429cm" svg:height="1.524cm" svg:x="4.527cm" svg:y="0.847cm">
            <text:p text:style-name="P2"><text:span text:style-name="T1">Gabor image decomposit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4.318cm" svg:height="2.413cm" svg:x="8.684cm" svg:y="0.403cm">
            <text:p text:style-name="P1"><text:span text:style-name="T1">Non-linear transformation</text:span></text:p>
            <text:list text:style-name="L1">
              <text:list-item>
                <text:p text:style-name="P1"><text:span text:style-name="T2">Sigmoid function</text:span></text:p>
              </text:list-item>
              <text:list-item>
                <text:p text:style-name="P1"><text:span text:style-name="T2">Wave rectification</text:span></text:p>
              </text:list-item>
            </text:list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4" draw:id="id4" draw:layer="layout" svg:width="3.237cm" svg:height="3.229cm" svg:x="13.716cm" svg:y="-0.005cm">
            <text:p text:style-name="P1"><text:span text:style-name="T1">Spatial </text:span><text:span text:style-name="T1">smoothing</text:span></text:p>
            <text:list text:style-name="L1">
              <text:list-item>
                <text:p text:style-name="P1"><text:span text:style-name="T2">Rectangul</text:span><text:span text:style-name="T2">ar </text:span><text:span text:style-name="T2">window</text:span></text:p>
              </text:list-item>
              <text:list-item>
                <text:p text:style-name="P1"><text:span text:style-name="T2">Gaussian </text:span><text:span text:style-name="T2">window</text:span></text:p>
              </text:list-item>
            </text:list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svg:x1="3.872cm" svg:y1="1.609cm" svg:x2="4.527cm" svg:y2="1.609cm" draw:start-shape="id1" draw:start-glue-point="1" draw:end-shape="id2" draw:end-glue-point="3" svg:d="M3872 1609h655" svg:viewBox="0 0 656 1">
            <text:p/>
          </draw:connector>
          <draw:connector draw:style-name="gr5" draw:text-style-name="P5" draw:layer="layout" svg:x1="7.956cm" svg:y1="1.609cm" svg:x2="8.684cm" svg:y2="1.609cm" draw:start-shape="id2" draw:start-glue-point="1" draw:end-shape="id3" svg:d="M7956 1609h728" svg:viewBox="0 0 729 1">
            <text:p/>
          </draw:connector>
          <draw:connector draw:style-name="gr5" draw:text-style-name="P5" draw:layer="layout" svg:x1="13.002cm" svg:y1="1.609cm" svg:x2="13.716cm" svg:y2="1.609cm" draw:start-shape="id3" draw:start-glue-point="1" draw:end-shape="id4" draw:end-glue-point="3" svg:d="M13002 1609h714" svg:viewBox="0 0 715 1">
            <text:p/>
          </draw:connector>
          <draw:g>
            <draw:g>
              <svg:title>TexMaths</svg:title>
              <svg:desc>11§display§\arg(\cdot)§svg§600§TRUE§</svg:desc>
              <draw:polygon draw:style-name="gr6" draw:text-style-name="P6" draw:layer="layout" svg:width="0.874cm" svg:height="0.347cm" svg:x="8.262cm" svg:y="4.422cm" svg:viewBox="0 0 875 348" draw:points="438,348 0,348 0,0 875,0 875,348">
                <text:p/>
              </draw:polygon>
              <draw:path draw:style-name="gr7" draw:text-style-name="P7" draw:layer="layout" svg:width="0.174cm" svg:height="0.178cm" svg:x="8.258cm" svg:y="4.52cm" svg:viewBox="0 0 175 179" svg:d="M113 144c1 16 12 32 31 32 7 0 31-5 31-37v-21h-9v21c0 23-10 25-15 25-12 0-14-17-14-19v-78c0-16 0-31-14-46-15-15-34-21-53-21-32 0-59 18-59 44 0 11 8 18 18 18 11 0 18-7 18-18 0-4-2-18-20-18 11-13 29-17 43-17 18 0 40 15 40 49v15c-19 1-47 2-71 13-29 13-39 34-39 51 0 32 38 42 63 42s43-16 50-35zM110 81v39c0 37-27 50-45 50-19 0-35-14-35-34 0-21 17-53 80-55z">
                <text:p/>
              </draw:path>
              <draw:path draw:style-name="gr7" draw:text-style-name="P7" draw:layer="layout" svg:width="0.13cm" svg:height="0.171cm" svg:x="8.446cm" svg:y="4.522cm" svg:viewBox="0 0 131 172" svg:d="M54 43v-43l-54 4v13c27 0 30 2 30 21v104c0 17-4 17-30 17v13c15 0 33-1 44-1 16 0 34 0 50 1v-13h-9c-28 0-29-3-29-17v-60c0-39 16-73 46-73 3 0 4 0 5 0-2 1-9 5-9 15 0 11 8 16 16 16 7 0 17-4 17-16 0-13-12-24-29-24-28 0-42 26-48 43z">
                <text:p/>
              </draw:path>
              <draw:path draw:style-name="gr7" draw:text-style-name="P7" draw:layer="layout" svg:width="0.177cm" svg:height="0.255cm" svg:x="8.598cm" svg:y="4.517cm" svg:viewBox="0 0 178 256" svg:d="M76 109c-35 0-35-39-35-47 0-11 1-23 7-33 3-5 12-16 28-16 33 0 33 39 33 48 0 10 0 23-6 32-4 6-12 16-27 16zM30 124c0-2 0-11 7-18 15 11 31 12 39 12 36 0 62-27 62-56 0-15-6-29-16-38 14-13 29-15 36-15 0 0 2 0 3 0-4 2-6 6-6 10 0 7 5 12 11 12 4 0 12-3 12-12 0-7-5-19-20-19-8 0-25 3-42 18-16-13-32-14-40-14-36 0-64 27-64 57 0 17 9 31 19 40-5 5-13 19-13 32 0 12 6 27 18 34-24 7-36 24-36 40 0 27 39 49 86 49 46 0 87-20 87-50 0-14-7-34-26-45-21-11-43-11-67-11-10 0-26 0-29 0-12-1-21-14-21-26zM86 246c-39 0-66-19-66-39 0-19 15-33 32-34h23c33 0 77 0 77 34 0 20-28 39-66 39z">
                <text:p/>
              </draw:path>
              <draw:path draw:style-name="gr7" draw:text-style-name="P7" draw:layer="layout" svg:width="0.09cm" svg:height="0.386cm" svg:x="8.824cm" svg:y="4.403cm" svg:viewBox="0 0 91 387" svg:d="M91 383c0 0 0-1-7-8-49-49-61-122-61-181 0-67 15-135 62-183 6-5 6-6 6-7 0-3-2-4-5-4s-38 26-61 76c-21 42-25 85-25 118 0 30 4 77 26 121 23 47 57 72 60 72s5-1 5-4z">
                <text:p/>
              </draw:path>
              <draw:path draw:style-name="gr7" draw:text-style-name="P7" draw:layer="layout" svg:width="0.041cm" svg:height="0.041cm" svg:x="8.969cm" svg:y="4.575cm" svg:viewBox="0 0 42 42" svg:d="M42 21c0-11-9-21-21-21-11 0-21 10-21 21 0 12 10 21 21 21 12 0 21-9 21-21z">
                <text:p/>
              </draw:path>
              <draw:path draw:style-name="gr7" draw:text-style-name="P7" draw:layer="layout" svg:width="0.09cm" svg:height="0.386cm" svg:x="9.065cm" svg:y="4.403cm" svg:viewBox="0 0 91 387" svg:d="M91 194c0-30-5-77-26-121-24-47-57-73-61-73-2 0-4 2-4 4 0 1 0 2 7 9 39 38 61 100 61 181 0 65-14 134-63 182-5 6-5 7-5 7 0 3 2 4 4 4 4 0 39-26 62-76 20-42 25-85 25-117z">
                <text:p/>
              </draw:path>
            </draw:g>
            <draw:g>
              <svg:title>TexMaths</svg:title>
              <svg:desc>11§display§|\cdot|§svg§600§TRUE§</svg:desc>
              <draw:polygon draw:style-name="gr6" draw:text-style-name="P6" draw:layer="layout" svg:width="0.409cm" svg:height="0.347cm" svg:x="8.258cm" svg:y="3.914cm" svg:viewBox="0 0 410 348" draw:points="205,348 0,348 0,0 410,0 410,348">
                <text:p/>
              </draw:polygon>
              <draw:path draw:style-name="gr7" draw:text-style-name="P7" draw:layer="layout" svg:width="0.016cm" svg:height="0.386cm" svg:x="8.284cm" svg:y="3.895cm" svg:viewBox="0 0 17 387" svg:d="M17 14c0-7 0-14-9-14-8 0-8 7-8 14v359c0 7 0 14 8 14 9 0 9-7 9-14z">
                <text:p/>
              </draw:path>
              <draw:path draw:style-name="gr7" draw:text-style-name="P7" draw:layer="layout" svg:width="0.041cm" svg:height="0.041cm" svg:x="8.465cm" svg:y="4.067cm" svg:viewBox="0 0 42 42" svg:d="M42 21c0-11-9-21-21-21-11 0-21 10-21 21 0 12 10 21 21 21 12 0 21-9 21-21z">
                <text:p/>
              </draw:path>
              <draw:path draw:style-name="gr7" draw:text-style-name="P7" draw:layer="layout" svg:width="0.016cm" svg:height="0.386cm" svg:x="8.671cm" svg:y="3.895cm" svg:viewBox="0 0 17 387" svg:d="M17 14c0-7 0-14-9-14-8 0-8 7-8 14v359c0 7 0 14 8 14 9 0 9-7 9-14z">
                <text:p/>
              </draw:path>
            </draw:g>
            <draw:g>
              <svg:title>TexMaths</svg:title>
              <svg:desc>11§display§|\cdot|^2§svg§600§TRUE§</svg:desc>
              <draw:polygon draw:style-name="gr6" draw:text-style-name="P6" draw:layer="layout" svg:width="0.593cm" svg:height="0.397cm" svg:x="8.258cm" svg:y="5.439cm" svg:viewBox="0 0 594 398" draw:points="297,398 0,398 0,0 594,0 594,398">
                <text:p/>
              </draw:polygon>
              <draw:path draw:style-name="gr7" draw:text-style-name="P7" draw:layer="layout" svg:width="0.016cm" svg:height="0.387cm" svg:x="8.284cm" svg:y="5.469cm" svg:viewBox="0 0 17 388" svg:d="M17 14c0-7 0-14-9-14-8 0-8 7-8 14v360c0 7 0 14 8 14 9 0 9-7 9-14z">
                <text:p/>
              </draw:path>
              <draw:path draw:style-name="gr7" draw:text-style-name="P7" draw:layer="layout" svg:width="0.041cm" svg:height="0.041cm" svg:x="8.465cm" svg:y="5.642cm" svg:viewBox="0 0 42 42" svg:d="M42 21c0-11-9-21-21-21-11 0-21 10-21 21 0 12 10 21 21 21 12 0 21-9 21-21z">
                <text:p/>
              </draw:path>
              <draw:path draw:style-name="gr7" draw:text-style-name="P7" draw:layer="layout" svg:width="0.016cm" svg:height="0.387cm" svg:x="8.672cm" svg:y="5.469cm" svg:viewBox="0 0 17 388" svg:d="M17 14c0-7 0-14-9-14-8 0-8 7-8 14v360c0 7 0 14 8 14 9 0 9-7 9-14z">
                <text:p/>
              </draw:path>
              <draw:path draw:style-name="gr7" draw:text-style-name="P7" draw:layer="layout" svg:width="0.12cm" svg:height="0.18cm" svg:x="8.75cm" svg:y="5.42cm" svg:viewBox="0 0 121 181" svg:d="M121 131h-10c-1 6-4 22-7 25-2 2-23 2-26 2h-51c28-26 38-33 55-46 20-16 39-33 39-59 0-33-29-53-65-53-33 0-56 24-56 48 0 15 11 16 14 16 7 0 15-5 15-15 0-4-2-14-16-14 8-19 27-25 40-25 27 0 41 21 41 43 0 24-16 42-25 53l-66 64c-3 3-3 4-3 11h113z">
                <text:p/>
              </draw:path>
            </draw:g>
            <draw:g>
              <svg:title>TexMaths</svg:title>
              <svg:desc>11§display§\Re{(\cdot)}§svg§600§TRUE§</svg:desc>
              <draw:polygon draw:style-name="gr6" draw:text-style-name="P6" draw:layer="layout" svg:width="0.609cm" svg:height="0.347cm" svg:x="8.263cm" svg:y="4.932cm" svg:viewBox="0 0 610 348" draw:points="305,348 0,348 0,0 610,0 610,348">
                <text:p/>
              </draw:polygon>
              <draw:path draw:style-name="gr7" draw:text-style-name="P7" draw:layer="layout" svg:width="0.257cm" svg:height="0.285cm" svg:x="8.261cm" svg:y="4.926cm" svg:viewBox="0 0 258 286" svg:d="M204 6c-3-6-4-6-9-6-26 0-74 11-94 44-6-11-25-40-54-40-27 0-43 25-43 47 0 14 8 24 19 35 22 22 22 28 22 42 0 23-3 47-19 47-10 0-13-15-13-21 0-4 0-7-5-7-4 0-4 4-4 6 0 7 3 30 22 30 31 0 31-49 31-58 0-12-1-26-27-51-11-10-15-15-15-24 0-17 11-37 32-37 20 0 35 30 35 75v114c0 4 0 76-25 76-15 0-29-12-37-37 1 0 9-3 9-6s-3-5-4-5c-2 0-7 2-8 3 0-2-3-6-6-6-1 0-5 3-5 5 0 1 1 4 2 5-2 0-8 2-8 6 0 2 3 4 4 4s6-2 7-2c13 33 32 41 46 41 27 0 58-35 58-114v-29h45l4 86c0 2-1 5-1 13 0 23 19 44 45 44 5 0 6 0 13-5l28-22c5-4 5-4 5-6 0-3-6-5-7-5-2 0-16 11-33 26-14-9-18-22-18-32 0-8 1-9 1-13 0-12-2-32-2-43-1-8-3-39-3-45 22-7 64-32 65-32 1-1 1-2 1-4 0 0-1-6-2-6zM226 112c-35 20-43 20-55 20h-56v-19c0-27-3-42-8-54 14-37 63-44 64-44s3 3 4 4z">
                <text:p/>
              </draw:path>
              <draw:path draw:style-name="gr7" draw:text-style-name="P7" draw:layer="layout" svg:width="0.09cm" svg:height="0.386cm" svg:x="8.561cm" svg:y="4.913cm" svg:viewBox="0 0 91 387" svg:d="M91 383c0 0 0-1-8-8-48-49-60-122-60-181 0-67 15-135 62-183 6-5 6-6 6-7 0-3-2-4-5-4s-39 26-61 76c-21 42-25 85-25 118 0 30 4 77 25 121 24 47 58 72 61 72s5-1 5-4z">
                <text:p/>
              </draw:path>
              <draw:path draw:style-name="gr7" draw:text-style-name="P7" draw:layer="layout" svg:width="0.041cm" svg:height="0.041cm" svg:x="8.706cm" svg:y="5.085cm" svg:viewBox="0 0 42 42" svg:d="M42 21c0-11-9-21-21-21-11 0-21 10-21 21 0 12 10 21 21 21 12 0 21-9 21-21z">
                <text:p/>
              </draw:path>
              <draw:path draw:style-name="gr7" draw:text-style-name="P7" draw:layer="layout" svg:width="0.09cm" svg:height="0.386cm" svg:x="8.801cm" svg:y="4.913cm" svg:viewBox="0 0 91 387" svg:d="M91 194c0-30-5-77-26-121-24-47-57-73-61-73-2 0-4 2-4 4 0 1 0 2 7 9 39 38 61 100 61 181 0 65-14 134-63 182-5 6-5 7-5 7 0 3 2 4 4 4 4 0 39-26 62-76 20-42 25-85 25-117z">
                <text:p/>
              </draw:path>
            </draw:g>
            <draw:custom-shape draw:style-name="gr8" draw:text-style-name="P4" draw:layer="layout" svg:width="3.81cm" svg:height="3.048cm" svg:x="6.212cm" svg:y="3.078cm">
              <text:p text:style-name="P2"><text:span text:style-name="T1">Filter responses</text:span></text:p>
              <text:list text:style-name="L1">
                <text:list-item>
                  <text:p text:style-name="P2"><text:span text:style-name="T1"/></text:p>
                </text:list-item>
                <text:list-item>
                  <text:p text:style-name="P2"><text:span text:style-name="T1"/></text:p>
                </text:list-item>
                <text:list-item>
                  <text:p text:style-name="P2"><text:span text:style-name="T1"/></text:p>
                </text:list-item>
                <text:list-item>
                  <text:p text:style-name="P2"><text:span text:style-name="T1"/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" draw:text-style-name="P2" draw:layer="layout" svg:x1="8.105cm" svg:y1="1.609cm" svg:x2="8.117cm" svg:y2="3.078cm" svg:d="M8105 1609v735h12v734" svg:viewBox="0 0 13 1470">
            <text:p/>
          </draw:connector>
          <draw:g>
            <draw:custom-shape draw:style-name="gr10" draw:text-style-name="P4" draw:layer="layout" svg:width="2.921cm" svg:height="1.905cm" svg:x="11.673cm" svg:y="3.65cm">
              <text:p text:style-name="P2"><text:span text:style-name="T1">Non-linear response</text:span></text:p>
              <text:list text:style-name="L1">
                <text:list-item>
                  <text:p text:style-name="P2"><text:span text:style-name="T1"/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1§display§\chi(\cdot)§svg§600§TRUE§</svg:desc>
              <draw:polygon draw:style-name="gr6" draw:text-style-name="P6" draw:layer="layout" svg:width="0.574cm" svg:height="0.347cm" svg:x="13.093cm" svg:y="4.897cm" svg:viewBox="0 0 575 348" draw:points="287,348 0,348 0,0 575,0 575,348">
                <text:p/>
              </draw:polygon>
              <draw:path draw:style-name="gr7" draw:text-style-name="P7" draw:layer="layout" svg:width="0.218cm" svg:height="0.25cm" svg:x="13.086cm" svg:y="4.997cm" svg:viewBox="0 0 219 251" svg:d="M214 15c5-4 5-5 5-6 0-3-1-5-5-5-3 0-3 2-6 5l-89 99c-16-49-19-59-27-80-5-9-14-28-48-28-22 0-33 20-33 26 0 0 0 4 6 4 2 0 3-3 4-4 6-16 19-17 21-17 12 0 23 29 30 46 13 30 25 76 25 77 0 0 0 1-4 4l-89 100c-4 4-4 5-4 6 0 3 3 4 4 4 3 0 6-2 7-3l89-101c12 41 17 56 26 78 5 11 14 31 48 31 23 0 34-21 34-25 0-3-1-4-5-4s-5 1-6 5c-3 9-13 16-20 16-20 0-47-94-55-124z">
                <text:p/>
              </draw:path>
              <draw:path draw:style-name="gr7" draw:text-style-name="P7" draw:layer="layout" svg:width="0.09cm" svg:height="0.386cm" svg:x="13.354cm" svg:y="4.878cm" svg:viewBox="0 0 91 387" svg:d="M91 383c0 0 0-1-7-8-49-49-61-122-61-181 0-67 15-135 62-183 6-5 6-6 6-7 0-3-2-4-5-4s-38 26-61 76c-21 42-25 85-25 118 0 30 4 77 26 121 23 47 57 72 60 72s5-1 5-4z">
                <text:p/>
              </draw:path>
              <draw:path draw:style-name="gr7" draw:text-style-name="P7" draw:layer="layout" svg:width="0.041cm" svg:height="0.041cm" svg:x="13.5cm" svg:y="5.05cm" svg:viewBox="0 0 42 42" svg:d="M42 21c0-11-9-21-21-21-11 0-21 10-21 21 0 12 10 21 21 21 12 0 21-9 21-21z">
                <text:p/>
              </draw:path>
              <draw:path draw:style-name="gr7" draw:text-style-name="P7" draw:layer="layout" svg:width="0.09cm" svg:height="0.386cm" svg:x="13.596cm" svg:y="4.878cm" svg:viewBox="0 0 91 387" svg:d="M91 194c0-30-5-77-26-121-24-47-57-73-61-73-2 0-4 2-4 4 0 1 0 2 7 9 39 38 61 100 61 181 0 65-14 134-63 182-5 6-5 7-5 7 0 3 2 4 4 4 4 0 39-26 62-76 20-42 25-85 25-117z">
                <text:p/>
              </draw:path>
            </draw:g>
          </draw:g>
          <draw:custom-shape draw:style-name="gr11" draw:text-style-name="P4" xml:id="id5" draw:id="id5" draw:layer="layout" svg:width="1.905cm" svg:height="1.27cm" svg:x="15.587cm" svg:y="3.967cm">
            <text:p text:style-name="P2"><text:span text:style-name="T1">Feature vectors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line-skew="1.09cm" svg:x1="13.157cm" svg:y1="1.615cm" svg:x2="13.133cm" svg:y2="3.65cm" svg:d="M13157 1615v2108h-24v-73" svg:viewBox="0 0 25 2109">
            <text:p/>
          </draw:connector>
          <draw:connector draw:style-name="gr9" draw:text-style-name="P2" draw:layer="layout" draw:line-skew="1.004cm" svg:x1="17.107cm" svg:y1="1.623cm" svg:x2="16.539cm" svg:y2="3.967cm" draw:end-shape="id5" draw:end-glue-point="0" svg:d="M17107 1623v1913h-568v431" svg:viewBox="0 0 569 2345">
            <text:p/>
          </draw:connector>
          <draw:connector draw:style-name="gr12" draw:text-style-name="P5" draw:layer="layout" svg:x1="16.953cm" svg:y1="1.618cm" svg:x2="17.679cm" svg:y2="1.601cm" svg:d="M16953 1618h363v-17h363" svg:viewBox="0 0 727 18">
            <text:p/>
          </draw:connector>
          <draw:custom-shape draw:style-name="gr13" draw:text-style-name="P4" draw:layer="layout" svg:width="1.27cm" svg:height="0.889cm" svg:x="17.215cm" svg:y="1.165cm">
            <text:p text:style-name="P8"><text:span text:style-name="T1">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6.1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2:04:19.268621457</meta:creation-date>
    <dc:date>2020-05-13T11:29:01.497703859</dc:date>
    <meta:editing-duration>PT19M49S</meta:editing-duration>
    <meta:editing-cycles>5</meta:editing-cycles>
    <meta:generator>LibreOffice/6.0.7.3$Linux_X86_64 LibreOffice_project/00m0$Build-3</meta:generator>
    <meta:document-statistic meta:object-count="49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